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OB DETAILS</text:p>
      <text:p text:style-name="Standard">LOCATION</text:p>
      <text:p text:style-name="Standard">Orlando, FL</text:p>
      <text:p text:style-name="Standard">POSTED</text:p>
      <text:p text:style-name="P1">4 days ago</text:p>
      <text:h text:style-name="Heading_20_2" text:outline-level="2">Description</text:h>
      <text:p text:style-name="Text_20_body">job summary:</text:p>
      <text:p text:style-name="Text_20_body">One of our Confidential clients is searching for an Interim Senior Financial Analyst and an Interim Financial Analyst to work in their headquarters in Orlando, Florida. This is a possible conversion to permanent role for the right candidates. Our client is a leading entertainment company with over 50 years of history providing guests with amazing experiences.</text:p>
      <text:p text:style-name="Text_20_body">In these roles, you will find yourself doing the following:</text:p>
      <text:list xml:id="list1663951284" text:style-name="L1">
        <text:list-item>
          <text:p text:style-name="P5">Updating reports in Excel;</text:p>
        </text:list-item>
        <text:list-item>
          <text:p text:style-name="P5">Ad hoc analysis; queries of the data warehouse;</text:p>
        </text:list-item>
        <text:list-item>
          <text:p text:style-name="P5">Participating/supporting the budgeting process; and</text:p>
        </text:list-item>
        <text:list-item>
          <text:p text:style-name="P2">Working with SAP software system.</text:p>
        </text:list-item>
      </text:list>
      <text:p text:style-name="Text_20_body"><text:span text:style-name="Strong_20_Emphasis">Required Qualifications: </text:span></text:p>
      <text:list xml:id="list3173053135" text:style-name="L2">
        <text:list-item>
          <text:p text:style-name="P6"><text:span text:style-name="Strong_20_Emphasis">Immediately available</text:span> and open to the possibility of conversion to direct-hire status. </text:p>
        </text:list-item>
        <text:list-item>
          <text:p text:style-name="P6">Bachelor' degree in Accounting or related field</text:p>
        </text:list-item>
        <text:list-item>
          <text:p text:style-name="P6">Preferred are one Financial Analyst (minimum of 2+ years experience) and one Sr. Financial Analyst (minimum 4+ years experience)</text:p>
        </text:list-item>
        <text:list-item>
          <text:p text:style-name="P6">Advanced Excel user</text:p>
        </text:list-item>
        <text:list-item>
          <text:p text:style-name="P6">SAP or equivalent experience</text:p>
        </text:list-item>
        <text:list-item>
          <text:p text:style-name="P6">Cognos, Hyperion or equivalent experience preferred</text:p>
        </text:list-item>
      </text:list>
      <text:p text:style-name="Text_20_body">If you are looking for an amazing experience at a great place to work - don't miss this opportunity! Apply today!</text:p>
      <text:p text:style-name="Text_20_body"> <text:line-break/>location: Orlando, Florida<text:line-break/>job type: Contract<text:line-break/>salary: $28.65 - 34.00 per hour<text:line-break/>work hours: 9 to 5<text:line-break/>education: Bachelor's degree<text:line-break/> <text:line-break/>responsibilities:</text:p>
      <text:p text:style-name="Text_20_body">In these roles, you will find yourself doing the following:</text:p>
      <text:list xml:id="list2677419406" text:style-name="L3">
        <text:list-item>
          <text:p text:style-name="P7">Updating reports in Excel;</text:p>
        </text:list-item>
        <text:list-item>
          <text:p text:style-name="P7">Ad hoc analysis; queries of the data warehouse;</text:p>
        </text:list-item>
        <text:list-item>
          <text:p text:style-name="P7">Participating/supporting the budgeting process; and</text:p>
        </text:list-item>
        <text:list-item>
          <text:p text:style-name="P3">Working with SAP software system.</text:p>
        </text:list-item>
      </text:list>
      <text:p text:style-name="Text_20_body"><text:soft-page-break/> <text:line-break/>qualifications:</text:p>
      <text:p text:style-name="Text_20_body"><text:span text:style-name="Strong_20_Emphasis">Required Qualifications: </text:span></text:p>
      <text:list xml:id="list1162413413" text:style-name="L4">
        <text:list-item>
          <text:p text:style-name="P8"><text:span text:style-name="Strong_20_Emphasis">Immediately available</text:span> and open to the possibility of conversion to direct-hire status. </text:p>
        </text:list-item>
        <text:list-item>
          <text:p text:style-name="P8">Bachelor' degree in Accounting or related field</text:p>
        </text:list-item>
        <text:list-item>
          <text:p text:style-name="P8">Preferred are one Financial Analyst (minimum of 2+ years experience) and one Sr. Financial Analyst (minimum 4+ years experience)</text:p>
        </text:list-item>
        <text:list-item>
          <text:p text:style-name="P8">Advanced Excel user</text:p>
        </text:list-item>
        <text:list-item>
          <text:p text:style-name="P8">SAP or equivalent experience</text:p>
        </text:list-item>
        <text:list-item>
          <text:p text:style-name="P8">Cognos, Hyperion or equivalent experience preferred</text:p>
        </text:list-item>
        <text:list-item>
          <text:p text:style-name="P4">Previous experience in company(ies) with at least $500M in annual revenue</text:p>
        </text:list-item>
      </text:list>
      <text:p text:style-name="Text_20_body">If you are looking for an amazing experience at a great place to work - don't miss this opportunity! Apply today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2:14:53.776882132</meta:creation-date>
    <dc:date>2021-09-27T12:16:48.068511147</dc:date>
    <meta:editing-duration>PT1M54S</meta:editing-duration>
    <meta:editing-cycles>1</meta:editing-cycles>
    <meta:document-statistic meta:table-count="0" meta:image-count="0" meta:object-count="0" meta:page-count="2" meta:paragraph-count="37" meta:word-count="334" meta:character-count="2116" meta:non-whitespace-character-count="1830"/>
    <meta:generator>LibreOffice/6.4.7.2$Linux_X86_64 LibreOffice_project/40$Build-2</meta:generator>
  </office:meta>
</office:document-meta>
</file>